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7.011cm" table:align="left"/>
    </style:style>
    <style:style style:name="Tabelle1.A" style:family="table-column">
      <style:table-column-properties style:column-width="2.533cm"/>
    </style:style>
    <style:style style:name="Tabelle1.B" style:family="table-column">
      <style:table-column-properties style:column-width="2.133cm"/>
    </style:style>
    <style:style style:name="Tabelle1.C" style:family="table-column">
      <style:table-column-properties style:column-width="1.988cm"/>
    </style:style>
    <style:style style:name="Tabelle1.D" style:family="table-column">
      <style:table-column-properties style:column-width="0.358cm"/>
    </style:style>
    <style:style style:name="Tabelle1.A1" style:family="table-cell">
      <style:table-cell-properties style:vertical-align="middle" fo:background-color="#e3e3e3" fo:padding="0.159cm" fo:border="none">
        <style:background-image/>
      </style:table-cell-properties>
    </style:style>
    <style:style style:name="Tabelle2" style:family="table">
      <style:table-properties style:width="5.225cm" table:align="left"/>
    </style:style>
    <style:style style:name="Tabelle2.A" style:family="table-column">
      <style:table-column-properties style:column-width="5.225cm"/>
    </style:style>
    <style:style style:name="Tabelle2.A1" style:family="table-cell">
      <style:table-cell-properties style:vertical-align="middle" fo:padding="0.049cm" fo:border="none"/>
    </style:style>
    <style:style style:name="Tabelle3" style:family="table">
      <style:table-properties style:width="17cm" table:align="left" style:shadow="none"/>
    </style:style>
    <style:style style:name="Tabelle3.A" style:family="table-column">
      <style:table-column-properties style:column-width="0.914cm"/>
    </style:style>
    <style:style style:name="Tabelle3.B" style:family="table-column">
      <style:table-column-properties style:column-width="2.133cm"/>
    </style:style>
    <style:style style:name="Tabelle3.C" style:family="table-column">
      <style:table-column-properties style:column-width="2.147cm"/>
    </style:style>
    <style:style style:name="Tabelle3.D" style:family="table-column">
      <style:table-column-properties style:column-width="4.339cm"/>
    </style:style>
    <style:style style:name="Tabelle3.F" style:family="table-column">
      <style:table-column-properties style:column-width="3.129cm"/>
    </style:style>
    <style:style style:name="Tabelle3.A1" style:family="table-cell">
      <style:table-cell-properties style:vertical-align="middle" fo:padding="0.049cm" fo:border-left="0.05pt solid #000000" fo:border-right="none" fo:border-top="0.05pt solid #000000" fo:border-bottom="0.05pt solid #000000"/>
    </style:style>
    <style:style style:name="Tabelle3.F1" style:family="table-cell">
      <style:table-cell-properties style:vertical-align="middle" fo:padding="0.049cm" fo:border="0.05pt solid #000000"/>
    </style:style>
    <style:style style:name="Tabelle3.A2" style:family="table-cell">
      <style:table-cell-properties style:vertical-align="middle" fo:padding="0.049cm" fo:border-left="0.05pt solid #000000" fo:border-right="none" fo:border-top="none" fo:border-bottom="0.05pt solid #000000"/>
    </style:style>
    <style:style style:name="Tabelle3.F2" style:family="table-cell">
      <style:table-cell-properties style:vertical-align="middle" fo:padding="0.049cm" fo:border-left="0.05pt solid #000000" fo:border-right="0.05pt solid #000000" fo:border-top="none" fo:border-bottom="0.05pt solid #000000"/>
    </style:style>
    <style:style style:name="Tabelle4" style:family="table">
      <style:table-properties style:width="4.613cm" table:align="left"/>
    </style:style>
    <style:style style:name="Tabelle4.A" style:family="table-column">
      <style:table-column-properties style:column-width="2.588cm"/>
    </style:style>
    <style:style style:name="Tabelle4.B" style:family="table-column">
      <style:table-column-properties style:column-width="2.025cm"/>
    </style:style>
    <style:style style:name="Tabelle4.A1" style:family="table-cell">
      <style:table-cell-properties style:vertical-align="middle" fo:padding="0.049cm" fo:border="none"/>
    </style:style>
    <style:style style:name="Tabelle5" style:family="table">
      <style:table-properties style:width="5.316cm" table:align="left"/>
    </style:style>
    <style:style style:name="Tabelle5.A" style:family="table-column">
      <style:table-column-properties style:column-width="3.239cm"/>
    </style:style>
    <style:style style:name="Tabelle5.B" style:family="table-column">
      <style:table-column-properties style:column-width="2.078cm"/>
    </style:style>
    <style:style style:name="Tabelle5.A1" style:family="table-cell">
      <style:table-cell-properties style:vertical-align="middle" fo:padding="0.049cm" fo:border="none"/>
    </style:style>
    <style:style style:name="Tabelle6" style:family="table">
      <style:table-properties style:width="11.698cm" table:align="left"/>
    </style:style>
    <style:style style:name="Tabelle6.A" style:family="table-column">
      <style:table-column-properties style:column-width="2.395cm"/>
    </style:style>
    <style:style style:name="Tabelle6.B" style:family="table-column">
      <style:table-column-properties style:column-width="1.441cm"/>
    </style:style>
    <style:style style:name="Tabelle6.C" style:family="table-column">
      <style:table-column-properties style:column-width="7.862cm"/>
    </style:style>
    <style:style style:name="Tabelle6.A1" style:family="table-cell">
      <style:table-cell-properties style:vertical-align="middle" fo:padding="0.049cm" fo:border="none"/>
    </style:style>
    <style:style style:name="Tabelle7" style:family="table">
      <style:table-properties style:width="17cm" table:align="left" style:shadow="none"/>
    </style:style>
    <style:style style:name="Tabelle7.A" style:family="table-column">
      <style:table-column-properties style:column-width="2.752cm"/>
    </style:style>
    <style:style style:name="Tabelle7.B" style:family="table-column">
      <style:table-column-properties style:column-width="4.343cm"/>
    </style:style>
    <style:style style:name="Tabelle7.C" style:family="table-column">
      <style:table-column-properties style:column-width="9.906cm"/>
    </style:style>
    <style:style style:name="Tabelle7.A1" style:family="table-cell">
      <style:table-cell-properties style:vertical-align="middle" fo:padding="0.049cm" fo:border-left="0.05pt solid #000000" fo:border-right="none" fo:border-top="0.05pt solid #000000" fo:border-bottom="0.05pt solid #000000"/>
    </style:style>
    <style:style style:name="Tabelle7.C1" style:family="table-cell">
      <style:table-cell-properties style:vertical-align="middle" fo:padding="0.049cm" fo:border="0.05pt solid #000000"/>
    </style:style>
    <style:style style:name="Tabelle7.A2" style:family="table-cell">
      <style:table-cell-properties style:vertical-align="middle" fo:padding="0.049cm" fo:border-left="0.05pt solid #000000" fo:border-right="none" fo:border-top="none" fo:border-bottom="0.05pt solid #000000"/>
    </style:style>
    <style:style style:name="Tabelle7.C2" style:family="table-cell">
      <style:table-cell-properties style:vertical-align="middle" fo:padding="0.049cm" fo:border-left="0.05pt solid #000000" fo:border-right="0.05pt solid #000000" fo:border-top="none" fo:border-bottom="0.05pt solid #000000"/>
    </style:style>
    <style:style style:name="Tabelle8" style:family="table">
      <style:table-properties style:width="17cm" table:align="left" style:shadow="none"/>
    </style:style>
    <style:style style:name="Tabelle8.A" style:family="table-column">
      <style:table-column-properties style:column-width="3.692cm"/>
    </style:style>
    <style:style style:name="Tabelle8.B" style:family="table-column">
      <style:table-column-properties style:column-width="2.695cm"/>
    </style:style>
    <style:style style:name="Tabelle8.C" style:family="table-column">
      <style:table-column-properties style:column-width="3.182cm"/>
    </style:style>
    <style:style style:name="Tabelle8.D" style:family="table-column">
      <style:table-column-properties style:column-width="7.431cm"/>
    </style:style>
    <style:style style:name="Tabelle8.A1" style:family="table-cell">
      <style:table-cell-properties style:vertical-align="middle" fo:padding="0.049cm" fo:border-left="0.05pt solid #000000" fo:border-right="none" fo:border-top="0.05pt solid #000000" fo:border-bottom="0.05pt solid #000000"/>
    </style:style>
    <style:style style:name="Tabelle8.D1" style:family="table-cell">
      <style:table-cell-properties style:vertical-align="middle" fo:padding="0.049cm" fo:border="0.05pt solid #000000"/>
    </style:style>
    <style:style style:name="Tabelle8.A2" style:family="table-cell">
      <style:table-cell-properties style:vertical-align="middle" fo:padding="0.049cm" fo:border-left="0.05pt solid #000000" fo:border-right="none" fo:border-top="none" fo:border-bottom="0.05pt solid #000000"/>
    </style:style>
    <style:style style:name="Tabelle8.D2" style:family="table-cell">
      <style:table-cell-properties style:vertical-align="middle" fo:padding="0.049cm" fo:border-left="0.05pt solid #000000" fo:border-right="0.05pt solid #000000" fo:border-top="none" fo:border-bottom="0.05pt solid #000000"/>
    </style:style>
    <style:style style:name="Tabelle9" style:family="table">
      <style:table-properties style:width="17cm" table:align="left" style:shadow="none"/>
    </style:style>
    <style:style style:name="Tabelle9.A" style:family="table-column">
      <style:table-column-properties style:column-width="3.032cm"/>
    </style:style>
    <style:style style:name="Tabelle9.B" style:family="table-column">
      <style:table-column-properties style:column-width="3.083cm"/>
    </style:style>
    <style:style style:name="Tabelle9.C" style:family="table-column">
      <style:table-column-properties style:column-width="8.128cm"/>
    </style:style>
    <style:style style:name="Tabelle9.D" style:family="table-column">
      <style:table-column-properties style:column-width="2.757cm"/>
    </style:style>
    <style:style style:name="Tabelle9.A1" style:family="table-cell">
      <style:table-cell-properties style:vertical-align="middle" fo:padding="0.049cm" fo:border-left="0.05pt solid #000000" fo:border-right="none" fo:border-top="0.05pt solid #000000" fo:border-bottom="0.05pt solid #000000"/>
    </style:style>
    <style:style style:name="Tabelle9.D1" style:family="table-cell">
      <style:table-cell-properties style:vertical-align="middle" fo:padding="0.049cm" fo:border="0.05pt solid #000000"/>
    </style:style>
    <style:style style:name="Tabelle9.A2" style:family="table-cell">
      <style:table-cell-properties style:vertical-align="middle" fo:padding="0.049cm" fo:border-left="0.05pt solid #000000" fo:border-right="none" fo:border-top="none" fo:border-bottom="0.05pt solid #000000"/>
    </style:style>
    <style:style style:name="Tabelle9.D2" style:family="table-cell">
      <style:table-cell-properties style:vertical-align="middle" fo:padding="0.049cm" fo:border-left="0.05pt solid #000000" fo:border-right="0.05pt solid #000000" fo:border-top="none" fo:border-bottom="0.05pt solid #000000"/>
    </style:style>
    <style:style style:name="Tabelle10" style:family="table">
      <style:table-properties style:width="5.562cm" table:align="left"/>
    </style:style>
    <style:style style:name="Tabelle10.A" style:family="table-column">
      <style:table-column-properties style:column-width="3.874cm"/>
    </style:style>
    <style:style style:name="Tabelle10.B" style:family="table-column">
      <style:table-column-properties style:column-width="1.688cm"/>
    </style:style>
    <style:style style:name="Tabelle10.A1" style:family="table-cell">
      <style:table-cell-properties style:vertical-align="middle" fo:padding="0.049cm" fo:border="none"/>
    </style:style>
    <style:style style:name="P1" style:family="paragraph" style:parent-style-name="Standard">
      <style:paragraph-properties fo:margin-top="0cm" fo:margin-bottom="0cm" style:contextual-spacing="false"/>
      <style:text-properties fo:font-size="2pt" style:font-size-asian="2pt" style:font-size-complex="2pt"/>
    </style:style>
    <style:style style:name="P2" style:family="paragraph" style:parent-style-name="Text_20_body">
      <style:text-properties fo:language="de" fo:country="DE"/>
    </style:style>
    <style:style style:name="P3" style:family="paragraph" style:parent-style-name="Text_20_body" style:list-style-name="L2">
      <style:text-properties fo:language="de" fo:country="DE"/>
    </style:style>
    <style:style style:name="P4" style:family="paragraph" style:parent-style-name="Text_20_body" style:list-style-name="L3">
      <style:text-properties fo:language="de" fo:country="DE"/>
    </style:style>
    <style:style style:name="P5" style:family="paragraph" style:parent-style-name="Text_20_body" style:list-style-name="L4">
      <style:text-properties fo:language="de" fo:country="DE"/>
    </style:style>
    <style:style style:name="P6" style:family="paragraph" style:parent-style-name="Text_20_body" style:list-style-name="L5">
      <style:text-properties fo:language="de" fo:country="DE"/>
    </style:style>
    <style:style style:name="P7" style:family="paragraph" style:parent-style-name="Text_20_body" style:list-style-name="L6">
      <style:text-properties fo:language="de" fo:country="DE"/>
    </style:style>
    <style:style style:name="P8" style:family="paragraph" style:parent-style-name="Text_20_body" style:list-style-name="L7">
      <style:text-properties fo:language="de" fo:country="DE"/>
    </style:style>
    <style:style style:name="P9" style:family="paragraph" style:parent-style-name="Text_20_body" style:list-style-name="L8"/>
    <style:style style:name="P10" style:family="paragraph" style:parent-style-name="Text_20_body">
      <style:paragraph-properties fo:margin-top="0cm" fo:margin-bottom="0cm" style:contextual-spacing="false"/>
    </style:style>
    <style:style style:name="P11" style:family="paragraph" style:parent-style-name="Text_20_body">
      <style:paragraph-properties fo:margin-top="0cm" fo:margin-bottom="0cm" style:contextual-spacing="false"/>
      <style:text-properties fo:language="de" fo:country="DE"/>
    </style:style>
    <style:style style:name="P12" style:family="paragraph" style:parent-style-name="Text_20_body" style:list-style-name="L2">
      <style:paragraph-properties fo:margin-top="0cm" fo:margin-bottom="0cm" style:contextual-spacing="false"/>
      <style:text-properties fo:language="de" fo:country="DE"/>
    </style:style>
    <style:style style:name="P13" style:family="paragraph" style:parent-style-name="Text_20_body" style:list-style-name="L3">
      <style:paragraph-properties fo:margin-top="0cm" fo:margin-bottom="0cm" style:contextual-spacing="false"/>
      <style:text-properties fo:language="de" fo:country="DE"/>
    </style:style>
    <style:style style:name="P14" style:family="paragraph" style:parent-style-name="Text_20_body" style:list-style-name="L4">
      <style:paragraph-properties fo:margin-top="0cm" fo:margin-bottom="0cm" style:contextual-spacing="false"/>
      <style:text-properties fo:language="de" fo:country="DE"/>
    </style:style>
    <style:style style:name="P15" style:family="paragraph" style:parent-style-name="Text_20_body" style:list-style-name="L5">
      <style:paragraph-properties fo:margin-top="0cm" fo:margin-bottom="0cm" style:contextual-spacing="false"/>
      <style:text-properties fo:language="de" fo:country="DE"/>
    </style:style>
    <style:style style:name="P16" style:family="paragraph" style:parent-style-name="Text_20_body" style:list-style-name="L6">
      <style:paragraph-properties fo:margin-top="0cm" fo:margin-bottom="0cm" style:contextual-spacing="false"/>
      <style:text-properties fo:language="de" fo:country="DE"/>
    </style:style>
    <style:style style:name="P17" style:family="paragraph" style:parent-style-name="Text_20_body" style:list-style-name="L7">
      <style:paragraph-properties fo:margin-top="0cm" fo:margin-bottom="0cm" style:contextual-spacing="false"/>
      <style:text-properties fo:language="de" fo:country="DE"/>
    </style:style>
    <style:style style:name="P18" style:family="paragraph" style:parent-style-name="Text_20_body" style:list-style-name="L6">
      <style:paragraph-properties fo:margin-top="0cm" fo:margin-bottom="0cm" style:contextual-spacing="false"/>
    </style:style>
    <style:style style:name="P19" style:family="paragraph" style:parent-style-name="Text_20_body" style:list-style-name="L7">
      <style:paragraph-properties fo:margin-top="0cm" fo:margin-bottom="0cm" style:contextual-spacing="false"/>
    </style:style>
    <style:style style:name="P20" style:family="paragraph" style:parent-style-name="Text_20_body">
      <style:paragraph-properties fo:margin-top="0cm" fo:margin-bottom="0cm" style:contextual-spacing="false" fo:break-before="page"/>
    </style:style>
    <style:style style:name="P21" style:family="paragraph" style:parent-style-name="Table_20_Contents" style:list-style-name="L1"/>
    <style:style style:name="P22" style:family="paragraph" style:parent-style-name="Table_20_Contents" style:list-style-name="L1">
      <style:paragraph-properties fo:margin-top="0cm" fo:margin-bottom="0.499cm" style:contextual-spacing="false"/>
    </style:style>
    <style:style style:name="P23" style:family="paragraph" style:parent-style-name="Table_20_Heading">
      <style:text-properties fo:font-size="2pt" style:font-size-asian="2pt" style:font-size-complex="2pt"/>
    </style:style>
    <style:style style:name="P24" style:family="paragraph" style:parent-style-name="Heading_20_2">
      <style:text-properties fo:language="de" fo:country="DE"/>
    </style:style>
    <style:style style:name="P25" style:family="paragraph" style:parent-style-name="List_20_Heading">
      <style:text-properties fo:language="de" fo:country="DE"/>
    </style:style>
    <style:style style:name="P26" style:family="paragraph" style:parent-style-name="List_20_Heading">
      <style:paragraph-properties fo:margin-top="0cm" fo:margin-bottom="0.499cm" style:contextual-spacing="false"/>
      <style:text-properties fo:language="de" fo:country="DE"/>
    </style:style>
    <style:style style:name="P27" style:family="paragraph" style:parent-style-name="Heading_20_3">
      <style:text-properties fo:language="de" fo:country="DE"/>
    </style:style>
    <style:style style:name="P28" style:family="paragraph" style:parent-style-name="List_20_Contents">
      <style:text-properties fo:language="de" fo:country="DE"/>
    </style:style>
    <style:style style:name="P29" style:family="paragraph" style:parent-style-name="List_20_Contents">
      <style:paragraph-properties fo:margin-top="0cm" fo:margin-bottom="0.499cm" style:contextual-spacing="false"/>
      <style:text-properties fo:language="de" fo:country="DE"/>
    </style:style>
    <style:style style:name="T1" style:family="text">
      <style:text-properties fo:font-weight="bold"/>
    </style:style>
    <style:style style:name="T2" style:family="text">
      <style:text-properties fo:background-color="#008000"/>
    </style:style>
    <style:style style:name="T3" style:family="text">
      <style:text-properties fo:background-color="#ff0000"/>
    </style:style>
    <style:style style:name="T4" style:family="text">
      <style:text-properties fo:background-color="#ffff00"/>
    </style:style>
    <style:style style:name="T5" style:family="text">
      <style:text-properties fo:font-style="italic"/>
    </style:style>
    <style:style style:name="T6" style:family="text">
      <style:text-properties fo:language="de" fo:country="DE"/>
    </style:style>
    <style:style style:name="T7" style:family="text">
      <style:text-properties fo:language="de" fo:country="DE" fo:font-weight="bold"/>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ikidiff2', 'version' =&gt; '', 'author' =&gt; 'Tim Starling', 'description' =&gt; 'external diff engine for MediaWiki', 'url' =&gt; 'https://www.mediawiki.org/wiki/Extension:Wikidiff2' ); $wgExternalDiffEngine = 'wikidiff2'; </text:p>
      <text:section text:style-name="Sect1" text:name="globalWrapper">
        <text:p text:style-name="Standard"/>
        <text:section text:style-name="Sect1" text:name="column-content">
          <text:p text:style-name="Standard"/>
          <text:section text:style-name="Sect1" text:name="content">
            <text:h text:style-name="Heading_20_1" text:outline-level="1"><text:bookmark text:name="top"/><text:bookmark text:name="firstHeading"/>OpenSeaMap-dev:HW-logger/OSeaM-Manual</text:h>
            <text:section text:style-name="Sect1" text:name="bodyContent">
              <text:p text:style-name="Text_20_body"/>
              <text:section text:style-name="Sect1" text:name="siteSub">
                <text:p text:style-name="Text_20_body">Aus OpenSeaMap-dev</text:p>
              </text:section>
              <text:section text:style-name="Sect1" text:name="contentSub">
                <text:p text:style-name="Text_20_body"/>
              </text:section>
              <text:section text:style-name="Sect2" text:name="mw-content-text">
                <text:p text:style-name="Text_20_body"/>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Table_20_Heading">Sprachen: </text:p>
                    </table:table-cell>
                    <table:table-cell table:style-name="Tabelle1.A1" office:value-type="string">
                      <text:p text:style-name="Table_20_Heading"><text:span text:style-name="Strong_20_Emphasis">Deutsch</text:span> </text:p>
                    </table:table-cell>
                    <table:table-cell table:style-name="Tabelle1.A1" office:value-type="string">
                      <text:p text:style-name="Table_20_Heading"><text:a xlink:type="simple" xlink:href="http://wiki.openseamap.org/index.php?title=OpenSeaMap-dev:HW-logger/OSeaM-Manual%28en%29&amp;action=edit&amp;redlink=1">English</text:a> </text:p>
                    </table:table-cell>
                    <table:table-cell table:style-name="Tabelle1.A1" office:value-type="string">
                      <text:p text:style-name="P23"/>
                    </table:table-cell>
                  </table:table-row>
                </table:table>
                <text:p text:style-name="Text_20_body"/>
                <text:p text:style-name="P10"><draw:a xlink:type="simple" xlink:href="http://wiki.openseamap.org/wiki/Datei:OpenSeaMap-Logger-NMEA-0183-PS.jpg"><draw:frame draw:style-name="fr1" draw:name="Grafik1" text:anchor-type="as-char" svg:width="7.99cm" svg:height="6.138cm" draw:z-index="0"><draw:image xlink:href="http://wiki.openseamap.org/images/thumb/1/1e/OpenSeaMap-Logger-NMEA-0183-PS.jpg/300px-OpenSeaMap-Logger-NMEA-0183-PS.jpg" xlink:type="simple" xlink:show="embed" xlink:actuate="onLoad"/><svg:title>(thumbnail)</svg:title></draw:frame></draw:a> </text:p>
                <text:p text:style-name="P11">NMEA-0183 Logger</text:p>
                <text:p text:style-name="P1"><text:bookmark text:name="toc"/></text:p>
                <table:table table:name="Tabelle2" table:style-name="Tabelle2">
                  <table:table-column table:style-name="Tabelle2.A"/>
                  <text:soft-page-break/>
                  <table:table-row>
                    <table:table-cell table:style-name="Tabelle2.A1" office:value-type="string">
                      <text:section text:style-name="Sect1" text:name="toctitle">
                        <text:h text:style-name="Heading_20_2" text:outline-level="2">Inhaltsverzeichnis</text:h>
                      </text:section>
                      <text:list xml:id="list5145962874640516802" text:style-name="L1">
                        <text:list-item>
                          <text:p text:style-name="P21"><text:a xlink:type="simple" xlink:href="http://wiki.openseamap.org/index.php?title=OpenSeaMap-dev:HW-logger/OSeaM-Manual&amp;printable=yes#Einleitung">1 Einleitung</text:a> </text:p>
                        </text:list-item>
                        <text:list-item>
                          <text:p text:style-name="P21"><text:a xlink:type="simple" xlink:href="http://wiki.openseamap.org/index.php?title=OpenSeaMap-dev:HW-logger/OSeaM-Manual&amp;printable=yes#Installation">2 Installation</text:a> </text:p>
                          <text:list>
                            <text:list-item>
                              <text:p text:style-name="P21"><text:a xlink:type="simple" xlink:href="http://wiki.openseamap.org/index.php?title=OpenSeaMap-dev:HW-logger/OSeaM-Manual&amp;printable=yes#Montage_des_Loggers">2.1 Montage des Loggers</text:a> </text:p>
                            </text:list-item>
                            <text:list-item>
                              <text:p text:style-name="P21"><text:a xlink:type="simple" xlink:href="http://wiki.openseamap.org/index.php?title=OpenSeaMap-dev:HW-logger/OSeaM-Manual&amp;printable=yes#Kabel_anschliessen">2.2 Kabel anschliessen</text:a> </text:p>
                            </text:list-item>
                            <text:list-item>
                              <text:p text:style-name="P21"><text:a xlink:type="simple" xlink:href="http://wiki.openseamap.org/index.php?title=OpenSeaMap-dev:HW-logger/OSeaM-Manual&amp;printable=yes#Anschluss_GPS">2.3 Anschluss GPS</text:a> </text:p>
                            </text:list-item>
                            <text:list-item>
                              <text:p text:style-name="P21"><text:a xlink:type="simple" xlink:href="http://wiki.openseamap.org/index.php?title=OpenSeaMap-dev:HW-logger/OSeaM-Manual&amp;printable=yes#Anschluss_Echolot">2.4 Anschluss Echolot</text:a> </text:p>
                            </text:list-item>
                            <text:list-item>
                              <text:p text:style-name="P21"><text:a xlink:type="simple" xlink:href="http://wiki.openseamap.org/index.php?title=OpenSeaMap-dev:HW-logger/OSeaM-Manual&amp;printable=yes#Anschluss_Seatalk">2.5 Anschluss Seatalk</text:a> </text:p>
                            </text:list-item>
                            <text:list-item>
                              <text:p text:style-name="P21"><text:a xlink:type="simple" xlink:href="http://wiki.openseamap.org/index.php?title=OpenSeaMap-dev:HW-logger/OSeaM-Manual&amp;printable=yes#Anschluss_12_V">2.6 Anschluss 12 V</text:a> </text:p>
                            </text:list-item>
                            <text:list-item>
                              <text:p text:style-name="P21"><text:a xlink:type="simple" xlink:href="http://wiki.openseamap.org/index.php?title=OpenSeaMap-dev:HW-logger/OSeaM-Manual&amp;printable=yes#Kabel_verbinden">2.7 Kabel verbinden</text:a> </text:p>
                            </text:list-item>
                            <text:list-item>
                              <text:p text:style-name="P21"><text:a xlink:type="simple" xlink:href="http://wiki.openseamap.org/index.php?title=OpenSeaMap-dev:HW-logger/OSeaM-Manual&amp;printable=yes#Zugentlastung">2.8 Zugentlastung</text:a> </text:p>
                            </text:list-item>
                          </text:list>
                        </text:list-item>
                        <text:list-item>
                          <text:p text:style-name="P21"><text:a xlink:type="simple" xlink:href="http://wiki.openseamap.org/index.php?title=OpenSeaMap-dev:HW-logger/OSeaM-Manual&amp;printable=yes#Funktionen">3 Funktionen</text:a> </text:p>
                          <text:list>
                            <text:list-item>
                              <text:p text:style-name="P21"><text:a xlink:type="simple" xlink:href="http://wiki.openseamap.org/index.php?title=OpenSeaMap-dev:HW-logger/OSeaM-Manual&amp;printable=yes#Bedienfeld">3.1 Bedienfeld</text:a> </text:p>
                            </text:list-item>
                            <text:list-item>
                              <text:p text:style-name="P21"><text:a xlink:type="simple" xlink:href="http://wiki.openseamap.org/index.php?title=OpenSeaMap-dev:HW-logger/OSeaM-Manual&amp;printable=yes#Fehler">3.2 Fehler</text:a> </text:p>
                            </text:list-item>
                            <text:list-item>
                              <text:p text:style-name="P21"><text:a xlink:type="simple" xlink:href="http://wiki.openseamap.org/index.php?title=OpenSeaMap-dev:HW-logger/OSeaM-Manual&amp;printable=yes#Vorbereitung_der_SD-Karte">3.3 Vorbereitung der SD-Karte</text:a> </text:p>
                            </text:list-item>
                            <text:list-item>
                              <text:p text:style-name="P21"><text:a xlink:type="simple" xlink:href="http://wiki.openseamap.org/index.php?title=OpenSeaMap-dev:HW-logger/OSeaM-Manual&amp;printable=yes#Firmwareupdate_mit_SD_Karte">3.4 Firmwareupdate mit SD Karte</text:a> </text:p>
                            </text:list-item>
                          </text:list>
                        </text:list-item>
                        <text:list-item>
                          <text:p text:style-name="P21"><text:a xlink:type="simple" xlink:href="http://wiki.openseamap.org/index.php?title=OpenSeaMap-dev:HW-logger/OSeaM-Manual&amp;printable=yes#Programm_.22OpenSeaMap-Logger.22">4 Programm "OpenSeaMap-Logger"</text:a> </text:p>
                        </text:list-item>
                        <text:list-item>
                          <text:p text:style-name="P21"><text:a xlink:type="simple" xlink:href="http://wiki.openseamap.org/index.php?title=OpenSeaMap-dev:HW-logger/OSeaM-Manual&amp;printable=yes#Betrieb">5 Betrieb</text:a> </text:p>
                          <text:list>
                            <text:list-item>
                              <text:p text:style-name="P21"><text:a xlink:type="simple" xlink:href="http://wiki.openseamap.org/index.php?title=OpenSeaMap-dev:HW-logger/OSeaM-Manual&amp;printable=yes#f.C3.BCr_Skipper">5.1 für Skipper</text:a> </text:p>
                            </text:list-item>
                            <text:list-item>
                              <text:p text:style-name="P21"><text:a xlink:type="simple" xlink:href="http://wiki.openseamap.org/index.php?title=OpenSeaMap-dev:HW-logger/OSeaM-Manual&amp;printable=yes#f.C3.BCr_Vercharterer">5.2 für Vercharterer</text:a> </text:p>
                            </text:list-item>
                          </text:list>
                        </text:list-item>
                        <text:list-item>
                          <text:p text:style-name="P22"><text:a xlink:type="simple" xlink:href="http://wiki.openseamap.org/index.php?title=OpenSeaMap-dev:HW-logger/OSeaM-Manual&amp;printable=yes#Daten_hochladen">6 Daten hochladen</text:a> </text:p>
                        </text:list-item>
                      </text:list>
                    </table:table-cell>
                  </table:table-row>
                </table:table>
                <text:h text:style-name="P24" text:outline-level="2"><text:bookmark text:name="Einleitung"/><text:soft-page-break/>Einleitung </text:h>
                <text:p text:style-name="Text_20_body"><draw:a xlink:type="simple" xlink:href="http://wiki.openseamap.org/wiki/Datei:4_GB_SDHC_Card.JPG"><draw:frame draw:style-name="fr1" draw:name="Grafik2" text:anchor-type="as-char" svg:width="2.699cm" svg:height="3.863cm" draw:z-index="1"><draw:image xlink:href="http://upload.wikimedia.org/wikipedia/commons/thumb/4/45/4_GB_SDHC_Card.JPG/100px-4_GB_SDHC_Card.JPG" xlink:type="simple" xlink:show="embed" xlink:actuate="onLoad"/><svg:title>4 GB SDHC Card.JPG</svg:title></draw:frame></draw:a></text:p>
                <text:p text:style-name="P2">Der OpenSeaMap Datenlogger kann Daten von <text:span text:style-name="T1">zwei NMEA-0183 Geräten</text:span> aufzeichnen, beispielsweise vom Echolot und dem GPS. Dazu stehen zwei Eingangs-Kanäle zur Verfügung. Beide Quellen werden zur späteren zeitlichen Koordination mit einem Zeitstempel versehen. Zusätzlich werden noch Beschleunigungs- und Neigungsdaten protokolliert und damit Krängung und Rollen und Stampfen des Schiffes erfasst. Alle Daten werden auf eine SD-Karte geschrieben. Dabei erfolgt keinerlei Filterung. </text:p>
                <text:p text:style-name="P26">Eigenschaften</text:p>
                <text:list xml:id="list4337171496378987126" text:style-name="L2">
                  <text:list-item>
                    <text:p text:style-name="P12">Datenlogger für NMEA-Daten </text:p>
                  </text:list-item>
                  <text:list-item>
                    <text:p text:style-name="P12">Eingebauter Lagesensor </text:p>
                  </text:list-item>
                  <text:list-item>
                    <text:p text:style-name="P12">Daten auf SD Karte im NMEA-0183 Format schreiben </text:p>
                  </text:list-item>
                  <text:list-item>
                    <text:p text:style-name="P12">Einfachste Bedienung </text:p>
                  </text:list-item>
                  <text:list-item>
                    <text:p text:style-name="P12">LED für Betrieb, Datenempfang und SD Zugriff </text:p>
                  </text:list-item>
                  <text:list-item>
                    <text:p text:style-name="P12">2 NMEA-0183 Eingänge (4800 Baud) </text:p>
                  </text:list-item>
                  <text:list-item>
                    <text:p text:style-name="P12">1 SeaTalk-1 Eingang alternativ (schaltbar) </text:p>
                  </text:list-item>
                  <text:list-item>
                    <text:p text:style-name="P3">12V-Anschluss </text:p>
                  </text:list-item>
                </text:list>
                <text:h text:style-name="P24" text:outline-level="2"><text:bookmark text:name="Installation"/>Installation </text:h>
                <text:h text:style-name="P27" text:outline-level="3"><text:bookmark text:name="Montage_des_Loggers"/>Montage des Loggers </text:h>
                <text:p text:style-name="P2">Installiere den Logger an einen geschützen Platz, wo du Zugriff auf die SD Karte und Sicht auf die LED's hast. </text:p>
                <text:p text:style-name="P2">Einbau möglichst senkrecht an der Frontplatte der Navigationsecke (aussen oder innen) oder senkrecht an einer senkrechten Wand dahinter, Oberkante idealerweise waagrecht zur Schiffs-Querachse. 2 Pfeile auf der Oberen Fläche --&gt; Richtungsangabe bezüglich Schiffsachse durch Benutzer. </text:p>
                <text:p text:style-name="P2">Der Logger soll auf einer ebenen senkrechten Fläche montiert werden. Damit die Daten der Lageerkennung aussagekräftig sind, soll der Logger in einer defnierten Richtung stehen. Die ideale Position ist mit dem Bedienfeld Richtung Heck. </text:p>
                <text:h text:style-name="P27" text:outline-level="3"><text:bookmark text:name="Kabel_anschliessen"/>Kabel anschliessen </text:h>
                <text:p text:style-name="P2">Der Logger schaltet sich automatisch mit der Betriebsspannung ein und aus. Nach dem Einschalten dauert es ca. 30 Sekunden bis der Logger anfängt Daten zu schreiben. Leuchtet die grüne Betriebsanzeige, ist der Logger aktiv und empfangsbereit. Der Anschluss erfolgt über die RJ45 Buchse. Hier werden alle Signale zugeführt und die Betiebsspannung angeschlossen. Verwende ein einfaches normales Patchkabel (Netzwerkkabel), wie es in jedem Elektronikmarkt erhältlich ist. Achte darauf, dass es <text:span text:style-name="T1">kein </text:span><text:soft-page-break/><text:span text:style-name="T1">"gekreuztes" Kabel</text:span> oder "Cross-Kabel" zum direkten Verbinden 2'er Computer ist (Bild richtig/falsch). </text:p>
                <text:p text:style-name="P2">Schneide das Patchkabel entzwei, du braucht nur eine Seite (Stecker und offenes Ende). An den Farben erkennst Du ob das Kabel europäisch oder amerikanisch ist. </text:p>
                <text:p text:style-name="P2"><text:line-break/>Es gelten folgende Anschlüsse: </text:p>
                <text:p text:style-name="P10"><draw:a xlink:type="simple" xlink:href="http://wiki.openseamap.org/wiki/Datei:Rj45plug-8p8c.png"><draw:frame draw:style-name="fr1" draw:name="Grafik3" text:anchor-type="as-char" svg:width="6.35cm" svg:height="5.927cm" draw:z-index="2"><draw:image xlink:href="http://upload.wikimedia.org/wikipedia/commons/3/36/Rj45plug-8p8c.png" xlink:type="simple" xlink:show="embed" xlink:actuate="onLoad"/><svg:title>Stecker</svg:title></draw:frame></draw:a></text:p>
                <table:table table:name="Tabelle3" table:style-name="Tabelle3">
                  <table:table-column table:style-name="Tabelle3.A"/>
                  <table:table-column table:style-name="Tabelle3.B"/>
                  <table:table-column table:style-name="Tabelle3.C"/>
                  <table:table-column table:style-name="Tabelle3.D" table:number-columns-repeated="2"/>
                  <table:table-column table:style-name="Tabelle3.F"/>
                  <table:table-row>
                    <table:table-cell table:style-name="Tabelle3.A1" office:value-type="string">
                      <text:p text:style-name="Table_20_Heading">Pin </text:p>
                    </table:table-cell>
                    <table:table-cell table:style-name="Tabelle3.A1" office:value-type="string">
                      <text:p text:style-name="Table_20_Heading">-568A Paarnr. </text:p>
                    </table:table-cell>
                    <table:table-cell table:style-name="Tabelle3.A1" office:value-type="string">
                      <text:p text:style-name="Table_20_Heading">-568B Paarnr. </text:p>
                    </table:table-cell>
                    <table:table-cell table:style-name="Tabelle3.A1" office:value-type="string">
                      <text:p text:style-name="Table_20_Heading">-568A Farbe </text:p>
                    </table:table-cell>
                    <table:table-cell table:style-name="Tabelle3.A1" office:value-type="string">
                      <text:p text:style-name="Table_20_Heading">-568B (AT&amp;T 258A) Farbe </text:p>
                    </table:table-cell>
                    <table:table-cell table:style-name="Tabelle3.F1" office:value-type="string">
                      <text:p text:style-name="Table_20_Heading">Logger Bedeutung </text:p>
                    </table:table-cell>
                  </table:table-row>
                  <table:table-row>
                    <table:table-cell table:style-name="Tabelle3.A2" office:value-type="string">
                      <text:p text:style-name="Table_20_Heading">1 </text:p>
                    </table:table-cell>
                    <table:table-cell table:style-name="Tabelle3.A2" office:value-type="string">
                      <text:p text:style-name="Table_20_Contents">3 </text:p>
                    </table:table-cell>
                    <table:table-cell table:style-name="Tabelle3.A2" office:value-type="string">
                      <text:p text:style-name="Table_20_Contents">2 </text:p>
                    </table:table-cell>
                    <table:table-cell table:style-name="Tabelle3.A2" office:value-type="string">
                      <text:p text:style-name="Table_20_Contents"><draw:a xlink:type="simple" xlink:href="http://wiki.openseamap.org/wiki/Datei:Wire_white_green_stripe.svg"><draw:frame draw:style-name="fr1" draw:name="Grafik4" text:anchor-type="as-char" svg:width="1.64cm" svg:height="0.529cm" draw:z-index="4"><draw:image xlink:href="http://upload.wikimedia.org/wikipedia/commons/thumb/c/c4/Wire_white_green_stripe.svg/60px-Wire_white_green_stripe.svg.png" xlink:type="simple" xlink:show="embed" xlink:actuate="onLoad"/></draw:frame></draw:a> weiß/grüner Strich </text:p>
                    </table:table-cell>
                    <table:table-cell table:style-name="Tabelle3.A2" office:value-type="string">
                      <text:p text:style-name="Table_20_Contents"><draw:a xlink:type="simple" xlink:href="http://wiki.openseamap.org/wiki/Datei:Wire_white_orange_stripe.svg"><draw:frame draw:style-name="fr1" draw:name="Grafik5" text:anchor-type="as-char" svg:width="1.64cm" svg:height="0.529cm" draw:z-index="5"><draw:image xlink:href="http://upload.wikimedia.org/wikipedia/commons/thumb/d/dd/Wire_white_orange_stripe.svg/60px-Wire_white_orange_stripe.svg.png" xlink:type="simple" xlink:show="embed" xlink:actuate="onLoad"/></draw:frame></draw:a> weiß/oranger Strich </text:p>
                    </table:table-cell>
                    <table:table-cell table:style-name="Tabelle3.F2" office:value-type="string">
                      <text:p text:style-name="Table_20_Contents">Seatalk - </text:p>
                    </table:table-cell>
                  </table:table-row>
                  <table:table-row>
                    <table:table-cell table:style-name="Tabelle3.A2" office:value-type="string">
                      <text:p text:style-name="Table_20_Heading">2 </text:p>
                    </table:table-cell>
                    <table:table-cell table:style-name="Tabelle3.A2" office:value-type="string">
                      <text:p text:style-name="Table_20_Contents">3 </text:p>
                    </table:table-cell>
                    <table:table-cell table:style-name="Tabelle3.A2" office:value-type="string">
                      <text:p text:style-name="Table_20_Contents">2 </text:p>
                    </table:table-cell>
                    <table:table-cell table:style-name="Tabelle3.A2" office:value-type="string">
                      <text:p text:style-name="Table_20_Contents"><draw:a xlink:type="simple" xlink:href="http://wiki.openseamap.org/wiki/Datei:Wire_green_white_stripe.svg"><draw:frame draw:style-name="fr1" draw:name="Grafik6" text:anchor-type="as-char" svg:width="1.64cm" svg:height="0.529cm" draw:z-index="6"><draw:image xlink:href="http://upload.wikimedia.org/wikipedia/commons/thumb/4/4e/Wire_green_white_stripe.svg/60px-Wire_green_white_stripe.svg.png" xlink:type="simple" xlink:show="embed" xlink:actuate="onLoad"/></draw:frame></draw:a> grün/weißer Strich oder grün </text:p>
                    </table:table-cell>
                    <table:table-cell table:style-name="Tabelle3.A2" office:value-type="string">
                      <text:p text:style-name="Table_20_Contents"><draw:a xlink:type="simple" xlink:href="http://wiki.openseamap.org/wiki/Datei:Wire_orange_white_stripe.svg"><draw:frame draw:style-name="fr1" draw:name="Grafik7" text:anchor-type="as-char" svg:width="1.64cm" svg:height="0.529cm" draw:z-index="7"><draw:image xlink:href="http://upload.wikimedia.org/wikipedia/commons/thumb/5/5f/Wire_orange_white_stripe.svg/60px-Wire_orange_white_stripe.svg.png" xlink:type="simple" xlink:show="embed" xlink:actuate="onLoad"/></draw:frame></draw:a> orange/weißer Strich oder orange </text:p>
                    </table:table-cell>
                    <table:table-cell table:style-name="Tabelle3.F2" office:value-type="string">
                      <text:p text:style-name="Table_20_Contents">Seatalk + </text:p>
                    </table:table-cell>
                  </table:table-row>
                  <table:table-row>
                    <table:table-cell table:style-name="Tabelle3.A2" office:value-type="string">
                      <text:p text:style-name="Table_20_Heading">3 </text:p>
                    </table:table-cell>
                    <table:table-cell table:style-name="Tabelle3.A2" office:value-type="string">
                      <text:p text:style-name="Table_20_Contents">2 </text:p>
                    </table:table-cell>
                    <table:table-cell table:style-name="Tabelle3.A2" office:value-type="string">
                      <text:p text:style-name="Table_20_Contents">3 </text:p>
                    </table:table-cell>
                    <table:table-cell table:style-name="Tabelle3.A2" office:value-type="string">
                      <text:p text:style-name="Table_20_Contents"><draw:a xlink:type="simple" xlink:href="http://wiki.openseamap.org/wiki/Datei:Wire_white_orange_stripe.svg"><draw:frame draw:style-name="fr1" draw:name="Grafik8" text:anchor-type="as-char" svg:width="1.64cm" svg:height="0.529cm" draw:z-index="8"><draw:image xlink:href="http://upload.wikimedia.org/wikipedia/commons/thumb/d/dd/Wire_white_orange_stripe.svg/60px-Wire_white_orange_stripe.svg.png" xlink:type="simple" xlink:show="embed" xlink:actuate="onLoad"/></draw:frame></draw:a> weiß/oranger Strich </text:p>
                    </table:table-cell>
                    <table:table-cell table:style-name="Tabelle3.A2" office:value-type="string">
                      <text:p text:style-name="Table_20_Contents"><draw:a xlink:type="simple" xlink:href="http://wiki.openseamap.org/wiki/Datei:Wire_white_green_stripe.svg"><draw:frame draw:style-name="fr1" draw:name="Grafik9" text:anchor-type="as-char" svg:width="1.64cm" svg:height="0.529cm" draw:z-index="9"><draw:image xlink:href="http://upload.wikimedia.org/wikipedia/commons/thumb/c/c4/Wire_white_green_stripe.svg/60px-Wire_white_green_stripe.svg.png" xlink:type="simple" xlink:show="embed" xlink:actuate="onLoad"/></draw:frame></draw:a> weiß/grüner Strich </text:p>
                    </table:table-cell>
                    <table:table-cell table:style-name="Tabelle3.F2" office:value-type="string">
                      <text:p text:style-name="Table_20_Contents">NMEA A - </text:p>
                    </table:table-cell>
                  </table:table-row>
                  <table:table-row>
                    <table:table-cell table:style-name="Tabelle3.A2" office:value-type="string">
                      <text:p text:style-name="Table_20_Heading">4 </text:p>
                    </table:table-cell>
                    <table:table-cell table:style-name="Tabelle3.A2" office:value-type="string">
                      <text:p text:style-name="Table_20_Contents">1 </text:p>
                    </table:table-cell>
                    <table:table-cell table:style-name="Tabelle3.A2" office:value-type="string">
                      <text:p text:style-name="Table_20_Contents">1 </text:p>
                    </table:table-cell>
                    <table:table-cell table:style-name="Tabelle3.A2" office:value-type="string">
                      <text:p text:style-name="Table_20_Contents"><draw:a xlink:type="simple" xlink:href="http://wiki.openseamap.org/wiki/Datei:Wire_blue_white_stripe.svg"><draw:frame draw:style-name="fr1" draw:name="Grafik10" text:anchor-type="as-char" svg:width="1.64cm" svg:height="0.529cm" draw:z-index="10"><draw:image xlink:href="http://upload.wikimedia.org/wikipedia/commons/thumb/d/d3/Wire_blue_white_stripe.svg/60px-Wire_blue_white_stripe.svg.png" xlink:type="simple" xlink:show="embed" xlink:actuate="onLoad"/></draw:frame></draw:a> blau/weißer Strich oder blau </text:p>
                    </table:table-cell>
                    <table:table-cell table:style-name="Tabelle3.A2" office:value-type="string">
                      <text:p text:style-name="Table_20_Contents"><draw:a xlink:type="simple" xlink:href="http://wiki.openseamap.org/wiki/Datei:Wire_blue_white_stripe.svg"><draw:frame draw:style-name="fr1" draw:name="Grafik11" text:anchor-type="as-char" svg:width="1.64cm" svg:height="0.529cm" draw:z-index="11"><draw:image xlink:href="http://upload.wikimedia.org/wikipedia/commons/thumb/d/d3/Wire_blue_white_stripe.svg/60px-Wire_blue_white_stripe.svg.png" xlink:type="simple" xlink:show="embed" xlink:actuate="onLoad"/></draw:frame></draw:a> blau/weißer Strich oder blau </text:p>
                    </table:table-cell>
                    <table:table-cell table:style-name="Tabelle3.F2" office:value-type="string">
                      <text:p text:style-name="Table_20_Contents">NMEA B + </text:p>
                    </table:table-cell>
                  </table:table-row>
                  <table:table-row>
                    <table:table-cell table:style-name="Tabelle3.A2" office:value-type="string">
                      <text:p text:style-name="Table_20_Heading">5 </text:p>
                    </table:table-cell>
                    <table:table-cell table:style-name="Tabelle3.A2" office:value-type="string">
                      <text:p text:style-name="Table_20_Contents">1 </text:p>
                    </table:table-cell>
                    <table:table-cell table:style-name="Tabelle3.A2" office:value-type="string">
                      <text:p text:style-name="Table_20_Contents">1 </text:p>
                    </table:table-cell>
                    <table:table-cell table:style-name="Tabelle3.A2" office:value-type="string">
                      <text:p text:style-name="Table_20_Contents"><draw:a xlink:type="simple" xlink:href="http://wiki.openseamap.org/wiki/Datei:Wire_white_blue_stripe.svg"><draw:frame draw:style-name="fr1" draw:name="Grafik12" text:anchor-type="as-char" svg:width="1.64cm" svg:height="0.529cm" draw:z-index="12"><draw:image xlink:href="http://upload.wikimedia.org/wikipedia/commons/thumb/2/29/Wire_white_blue_stripe.svg/60px-Wire_white_blue_stripe.svg.png" xlink:type="simple" xlink:show="embed" xlink:actuate="onLoad"/></draw:frame></draw:a> weiß/blauer Strich </text:p>
                    </table:table-cell>
                    <table:table-cell table:style-name="Tabelle3.A2" office:value-type="string">
                      <text:p text:style-name="Table_20_Contents"><draw:a xlink:type="simple" xlink:href="http://wiki.openseamap.org/wiki/Datei:Wire_white_blue_stripe.svg"><draw:frame draw:style-name="fr1" draw:name="Grafik13" text:anchor-type="as-char" svg:width="1.64cm" svg:height="0.529cm" draw:z-index="13"><draw:image xlink:href="http://upload.wikimedia.org/wikipedia/commons/thumb/2/29/Wire_white_blue_stripe.svg/60px-Wire_white_blue_stripe.svg.png" xlink:type="simple" xlink:show="embed" xlink:actuate="onLoad"/></draw:frame></draw:a> weiß/blauer Strich </text:p>
                    </table:table-cell>
                    <table:table-cell table:style-name="Tabelle3.F2" office:value-type="string">
                      <text:p text:style-name="Table_20_Contents">NMEA B - </text:p>
                    </table:table-cell>
                  </table:table-row>
                  <table:table-row>
                    <table:table-cell table:style-name="Tabelle3.A2" office:value-type="string">
                      <text:p text:style-name="Table_20_Heading">6 </text:p>
                    </table:table-cell>
                    <table:table-cell table:style-name="Tabelle3.A2" office:value-type="string">
                      <text:p text:style-name="Table_20_Contents">2 </text:p>
                    </table:table-cell>
                    <table:table-cell table:style-name="Tabelle3.A2" office:value-type="string">
                      <text:p text:style-name="Table_20_Contents">3 </text:p>
                    </table:table-cell>
                    <table:table-cell table:style-name="Tabelle3.A2" office:value-type="string">
                      <text:p text:style-name="Table_20_Contents"><draw:a xlink:type="simple" xlink:href="http://wiki.openseamap.org/wiki/Datei:Wire_orange_white_stripe.svg"><draw:frame draw:style-name="fr1" draw:name="Grafik14" text:anchor-type="as-char" svg:width="1.64cm" svg:height="0.529cm" draw:z-index="14"><draw:image xlink:href="http://upload.wikimedia.org/wikipedia/commons/thumb/5/5f/Wire_orange_white_stripe.svg/60px-Wire_orange_white_stripe.svg.png" xlink:type="simple" xlink:show="embed" xlink:actuate="onLoad"/></draw:frame></draw:a> orange/weißer Strich oder orange </text:p>
                    </table:table-cell>
                    <table:table-cell table:style-name="Tabelle3.A2" office:value-type="string">
                      <text:p text:style-name="Table_20_Contents"><draw:a xlink:type="simple" xlink:href="http://wiki.openseamap.org/wiki/Datei:Wire_green_white_stripe.svg"><draw:frame draw:style-name="fr1" draw:name="Grafik15" text:anchor-type="as-char" svg:width="1.64cm" svg:height="0.529cm" draw:z-index="15"><draw:image xlink:href="http://upload.wikimedia.org/wikipedia/commons/thumb/4/4e/Wire_green_white_stripe.svg/60px-Wire_green_white_stripe.svg.png" xlink:type="simple" xlink:show="embed" xlink:actuate="onLoad"/></draw:frame></draw:a> grün/weißer Strich oder grün </text:p>
                    </table:table-cell>
                    <table:table-cell table:style-name="Tabelle3.F2" office:value-type="string">
                      <text:p text:style-name="Table_20_Contents">NMEA A + </text:p>
                    </table:table-cell>
                  </table:table-row>
                  <table:table-row>
                    <table:table-cell table:style-name="Tabelle3.A2" office:value-type="string">
                      <text:p text:style-name="Table_20_Heading">7 </text:p>
                    </table:table-cell>
                    <table:table-cell table:style-name="Tabelle3.A2" office:value-type="string">
                      <text:p text:style-name="Table_20_Contents">4 </text:p>
                    </table:table-cell>
                    <table:table-cell table:style-name="Tabelle3.A2" office:value-type="string">
                      <text:p text:style-name="Table_20_Contents">4 </text:p>
                    </table:table-cell>
                    <table:table-cell table:style-name="Tabelle3.A2" office:value-type="string">
                      <text:p text:style-name="Table_20_Contents"><draw:a xlink:type="simple" xlink:href="http://wiki.openseamap.org/wiki/Datei:Wire_white_brown_stripe.svg"><draw:frame draw:style-name="fr1" draw:name="Grafik16" text:anchor-type="as-char" svg:width="1.64cm" svg:height="0.529cm" draw:z-index="16"><draw:image xlink:href="http://upload.wikimedia.org/wikipedia/commons/thumb/3/3b/Wire_white_brown_stripe.svg/60px-Wire_white_brown_stripe.svg.png" xlink:type="simple" xlink:show="embed" xlink:actuate="onLoad"/></draw:frame></draw:a> weiß/brauner Strich </text:p>
                    </table:table-cell>
                    <table:table-cell table:style-name="Tabelle3.A2" office:value-type="string">
                      <text:p text:style-name="Table_20_Contents"><draw:a xlink:type="simple" xlink:href="http://wiki.openseamap.org/wiki/Datei:Wire_white_brown_stripe.svg"><draw:frame draw:style-name="fr1" draw:name="Grafik17" text:anchor-type="as-char" svg:width="1.64cm" svg:height="0.529cm" draw:z-index="17"><draw:image xlink:href="http://upload.wikimedia.org/wikipedia/commons/thumb/3/3b/Wire_white_brown_stripe.svg/60px-Wire_white_brown_stripe.svg.png" xlink:type="simple" xlink:show="embed" xlink:actuate="onLoad"/></draw:frame></draw:a> weiß/brauner Strich </text:p>
                    </table:table-cell>
                    <table:table-cell table:style-name="Tabelle3.F2" office:value-type="string">
                      <text:p text:style-name="Table_20_Contents">GND, Masse </text:p>
                    </table:table-cell>
                  </table:table-row>
                  <table:table-row>
                    <table:table-cell table:style-name="Tabelle3.A2" office:value-type="string">
                      <text:p text:style-name="Table_20_Heading">8 </text:p>
                    </table:table-cell>
                    <table:table-cell table:style-name="Tabelle3.A2" office:value-type="string">
                      <text:p text:style-name="Table_20_Contents">4 </text:p>
                    </table:table-cell>
                    <table:table-cell table:style-name="Tabelle3.A2" office:value-type="string">
                      <text:p text:style-name="Table_20_Contents">4 </text:p>
                    </table:table-cell>
                    <table:table-cell table:style-name="Tabelle3.A2" office:value-type="string">
                      <text:p text:style-name="Table_20_Contents"><draw:a xlink:type="simple" xlink:href="http://wiki.openseamap.org/wiki/Datei:Wire_brown_white_stripe.svg"><draw:frame draw:style-name="fr1" draw:name="Grafik18" text:anchor-type="as-char" svg:width="1.64cm" svg:height="0.529cm" draw:z-index="18"><draw:image xlink:href="http://upload.wikimedia.org/wikipedia/commons/thumb/b/ba/Wire_brown_white_stripe.svg/60px-Wire_brown_white_stripe.svg.png" xlink:type="simple" xlink:show="embed" xlink:actuate="onLoad"/></draw:frame></draw:a> braun/weißer Strich oder braun </text:p>
                    </table:table-cell>
                    <table:table-cell table:style-name="Tabelle3.A2" office:value-type="string">
                      <text:p text:style-name="Table_20_Contents"><draw:a xlink:type="simple" xlink:href="http://wiki.openseamap.org/wiki/Datei:Wire_brown_white_stripe.svg"><draw:frame draw:style-name="fr1" draw:name="Grafik19" text:anchor-type="as-char" svg:width="1.64cm" svg:height="0.529cm" draw:z-index="19"><draw:image xlink:href="http://upload.wikimedia.org/wikipedia/commons/thumb/b/ba/Wire_brown_white_stripe.svg/60px-Wire_brown_white_stripe.svg.png" xlink:type="simple" xlink:show="embed" xlink:actuate="onLoad"/></draw:frame></draw:a> braun/weißer Strich oder braun </text:p>
                    </table:table-cell>
                    <table:table-cell table:style-name="Tabelle3.F2" office:value-type="string">
                      <text:p text:style-name="Table_20_Contents">+12V </text:p>
                    </table:table-cell>
                  </table:table-row>
                </table:table>
                <text:h text:style-name="P27" text:outline-level="3"><text:bookmark text:name="Anschluss_GPS"/>Anschluss GPS </text:h>
                <text:p text:style-name="P2">Schliesse den NMEA-Ausgang des GPS-Gerätes an den NMEA-Eingang des Loggers an. Verwende für das GPS wenn möglich NMEA-A. </text:p>
                <table:table table:name="Tabelle4" table:style-name="Tabelle4">
                  <table:table-column table:style-name="Tabelle4.A"/>
                  <table:table-column table:style-name="Tabelle4.B"/>
                  <table:table-row>
                    <table:table-cell table:style-name="Tabelle4.A1" office:value-type="string">
                      <text:p text:style-name="Table_20_Heading">Signal GPS </text:p>
                    </table:table-cell>
                    <table:table-cell table:style-name="Tabelle4.A1" office:value-type="string">
                      <text:p text:style-name="Table_20_Heading">NMEA-A </text:p>
                    </table:table-cell>
                  </table:table-row>
                  <table:table-row>
                    <table:table-cell table:style-name="Tabelle4.A1" office:value-type="string">
                      <text:p text:style-name="Table_20_Heading">- </text:p>
                    </table:table-cell>
                    <table:table-cell table:style-name="Tabelle4.A1" office:value-type="string">
                      <text:p text:style-name="Table_20_Contents">Pin 3 </text:p>
                    </table:table-cell>
                  </table:table-row>
                  <table:table-row>
                    <table:table-cell table:style-name="Tabelle4.A1" office:value-type="string">
                      <text:p text:style-name="Table_20_Heading">+ </text:p>
                    </table:table-cell>
                    <table:table-cell table:style-name="Tabelle4.A1" office:value-type="string">
                      <text:p text:style-name="Table_20_Contents">Pin 6 </text:p>
                    </table:table-cell>
                  </table:table-row>
                </table:table>
                <text:h text:style-name="P27" text:outline-level="3"><text:bookmark text:name="Anschluss_Echolot"/><text:soft-page-break/>Anschluss Echolot </text:h>
                <text:p text:style-name="P2">Schliesse den NMEA-Ausgang des Echolotes an den NMEA-Eingang des Loggers an. Verwende für das Echolot wenn möglich NMEA-B. </text:p>
                <table:table table:name="Tabelle5" table:style-name="Tabelle5">
                  <table:table-column table:style-name="Tabelle5.A"/>
                  <table:table-column table:style-name="Tabelle5.B"/>
                  <table:table-row>
                    <table:table-cell table:style-name="Tabelle5.A1" office:value-type="string">
                      <text:p text:style-name="Table_20_Heading">Signal Echolot </text:p>
                    </table:table-cell>
                    <table:table-cell table:style-name="Tabelle5.A1" office:value-type="string">
                      <text:p text:style-name="Table_20_Heading">NMEA-B </text:p>
                    </table:table-cell>
                  </table:table-row>
                  <table:table-row>
                    <table:table-cell table:style-name="Tabelle5.A1" office:value-type="string">
                      <text:p text:style-name="Table_20_Heading">- </text:p>
                    </table:table-cell>
                    <table:table-cell table:style-name="Tabelle5.A1" office:value-type="string">
                      <text:p text:style-name="Table_20_Contents">Pin 5 </text:p>
                    </table:table-cell>
                  </table:table-row>
                  <table:table-row>
                    <table:table-cell table:style-name="Tabelle5.A1" office:value-type="string">
                      <text:p text:style-name="Table_20_Heading">+ </text:p>
                    </table:table-cell>
                    <table:table-cell table:style-name="Tabelle5.A1" office:value-type="string">
                      <text:p text:style-name="Table_20_Contents">Pin 4 </text:p>
                    </table:table-cell>
                  </table:table-row>
                </table:table>
                <text:h text:style-name="P27" text:outline-level="3"><text:bookmark text:name="Anschluss_Seatalk"/>Anschluss Seatalk </text:h>
                <text:p text:style-name="P2">Der Seatalk Anschluss ist noch experimentell. Nähere Beschreibung gibt es in Kürze. </text:p>
                <text:h text:style-name="P27" text:outline-level="3"><text:bookmark text:name="Anschluss_12_V"/>Anschluss 12 V </text:h>
                <text:p text:style-name="P2">Der Logger wird mit 12V Bordspannung betrieben (9..15V). Damit die Datenaufzeichnung automatisch startet, wenn die Navigationsgeräte eingeschaltet werden, soll der Logger an den selben Stromkreis wie die Navigationsgeräte angeschlossen werden. </text:p>
                <table:table table:name="Tabelle6" table:style-name="Tabelle6">
                  <table:table-column table:style-name="Tabelle6.A"/>
                  <table:table-column table:style-name="Tabelle6.B"/>
                  <table:table-column table:style-name="Tabelle6.C"/>
                  <table:table-row>
                    <table:table-cell table:style-name="Tabelle6.A1" office:value-type="string">
                      <text:p text:style-name="Table_20_Heading">Spannung </text:p>
                    </table:table-cell>
                    <table:table-cell table:style-name="Tabelle6.A1" office:value-type="string">
                      <text:p text:style-name="Table_20_Heading">Kabel </text:p>
                    </table:table-cell>
                    <table:table-cell table:style-name="Tabelle6.A1" office:value-type="string">
                      <text:p text:style-name="Table_20_Heading">Farbe </text:p>
                    </table:table-cell>
                  </table:table-row>
                  <table:table-row>
                    <table:table-cell table:style-name="Tabelle6.A1" office:value-type="string">
                      <text:p text:style-name="Table_20_Heading">Gnd </text:p>
                    </table:table-cell>
                    <table:table-cell table:style-name="Tabelle6.A1" office:value-type="string">
                      <text:p text:style-name="Table_20_Contents">Pin 7 </text:p>
                    </table:table-cell>
                    <table:table-cell table:style-name="Tabelle6.A1" office:value-type="string">
                      <text:p text:style-name="Table_20_Contents"><draw:a xlink:type="simple" xlink:href="http://wiki.openseamap.org/wiki/Datei:Wire_white_brown_stripe.svg"><draw:frame draw:style-name="fr1" draw:name="Grafik20" text:anchor-type="as-char" svg:width="1.64cm" svg:height="0.529cm" draw:z-index="20"><draw:image xlink:href="http://upload.wikimedia.org/wikipedia/commons/thumb/3/3b/Wire_white_brown_stripe.svg/60px-Wire_white_brown_stripe.svg.png" xlink:type="simple" xlink:show="embed" xlink:actuate="onLoad"/></draw:frame></draw:a> weiß/brauner Strich </text:p>
                    </table:table-cell>
                  </table:table-row>
                  <table:table-row>
                    <table:table-cell table:style-name="Tabelle6.A1" office:value-type="string">
                      <text:p text:style-name="Table_20_Heading">+12 V </text:p>
                    </table:table-cell>
                    <table:table-cell table:style-name="Tabelle6.A1" office:value-type="string">
                      <text:p text:style-name="Table_20_Contents">Pin 8 </text:p>
                    </table:table-cell>
                    <table:table-cell table:style-name="Tabelle6.A1" office:value-type="string">
                      <text:p text:style-name="Table_20_Contents"><draw:a xlink:type="simple" xlink:href="http://wiki.openseamap.org/wiki/Datei:Wire_brown_white_stripe.svg"><draw:frame draw:style-name="fr1" draw:name="Grafik21" text:anchor-type="as-char" svg:width="1.64cm" svg:height="0.529cm" draw:z-index="21"><draw:image xlink:href="http://upload.wikimedia.org/wikipedia/commons/thumb/b/ba/Wire_brown_white_stripe.svg/60px-Wire_brown_white_stripe.svg.png" xlink:type="simple" xlink:show="embed" xlink:actuate="onLoad"/></draw:frame></draw:a> braun/weißer Strich oder braun </text:p>
                    </table:table-cell>
                  </table:table-row>
                </table:table>
                <text:h text:style-name="P27" text:outline-level="3"><text:bookmark text:name="Kabel_verbinden"/>Kabel verbinden </text:h>
                <text:p text:style-name="P2">Ideal sind Klemmleisten. Wenn du das Kabel an eine Lüsterklemme anschliesst, kannst du das abisolierte Ende umbiegen, dann hält es in der LüsterLlemme besser. </text:p>
                <text:h text:style-name="P27" text:outline-level="3"><text:bookmark text:name="Zugentlastung"/>Zugentlastung </text:h>
                <text:p text:style-name="P2">Das lose Kabelende muss beim Anschluss an die Bordelektronik mit einer Zugentlastung gesichert werden (die Drähte sind sehr dünn). </text:p>
                <text:h text:style-name="P24" text:outline-level="2"><text:bookmark text:name="Funktionen"/>Funktionen </text:h>
                <text:p text:style-name="P2">Nach Anlegen der Betriebsspannung und einer kurzen Initialisierungszeit (5 Sekunden) werden die Daten automatisch auf die Karte geschrieben. </text:p>
                <text:h text:style-name="P27" text:outline-level="3"><text:bookmark text:name="Bedienfeld"/>Bedienfeld </text:h>
                <text:p text:style-name="P2">Das Bedienfeld ist selbsterklärend: </text:p>
                <text:p text:style-name="P10"><draw:a xlink:type="simple" xlink:href="http://wiki.openseamap.org/wiki/Datei:Frontplatte_bunt.png"><draw:frame draw:style-name="fr1" draw:name="Grafik22" text:anchor-type="as-char" svg:width="7.99cm" svg:height="3.651cm" draw:z-index="3"><draw:image xlink:href="http://wiki.openseamap.org/images/thumb/5/55/Frontplatte_bunt.png/300px-Frontplatte_bunt.png" xlink:type="simple" xlink:show="embed" xlink:actuate="onLoad"/><svg:title>Frontplatte</svg:title></draw:frame></draw:a></text:p>
                <text:p text:style-name="P20"/>
                <table:table table:name="Tabelle7" table:style-name="Tabelle7">
                  <table:table-column table:style-name="Tabelle7.A"/>
                  <table:table-column table:style-name="Tabelle7.B"/>
                  <table:table-column table:style-name="Tabelle7.C"/>
                  <table:table-row>
                    <table:table-cell table:style-name="Tabelle7.A1" office:value-type="string">
                      <text:p text:style-name="Table_20_Heading">SD Card </text:p>
                    </table:table-cell>
                    <table:table-cell table:style-name="Tabelle7.A1" office:value-type="string">
                      <text:p text:style-name="Table_20_Contents">SD-Karte einstecken </text:p>
                    </table:table-cell>
                    <table:table-cell table:style-name="Tabelle7.C1" office:value-type="string">
                      <text:p text:style-name="Table_20_Contents">Empfohlen wird eine 4GB SD-Karte. Diese kann bis zu 40 Tage aufzeichnen. Die SD-Karte muss FAT-32 formatiert sein. </text:p>
                    </table:table-cell>
                  </table:table-row>
                  <table:table-row>
                    <table:table-cell table:style-name="Tabelle7.A2" office:value-type="string">
                      <text:p text:style-name="Table_20_Heading">Active/write </text:p>
                    </table:table-cell>
                    <table:table-cell table:style-name="Tabelle7.A2" office:value-type="string">
                      <text:p text:style-name="Table_20_Contents"><text:span text:style-name="T2">    </text:span>  Grün leuchtend <text:line-break/><text:span text:style-name="T3">    </text:span>  Rot blinkend </text:p>
                    </table:table-cell>
                    <table:table-cell table:style-name="Tabelle7.C2" office:value-type="string">
                      <text:p text:style-name="Table_20_Contents">der Logger ist aktiv und empfangsbereit <text:line-break/>der Logger schreibt auf die SD Karte </text:p>
                    </table:table-cell>
                  </table:table-row>
                  <table:table-row>
                    <table:table-cell table:style-name="Tabelle7.A2" office:value-type="string">
                      <text:p text:style-name="Table_20_Heading">RJ45 Connector </text:p>
                    </table:table-cell>
                    <table:table-cell table:style-name="Tabelle7.A2" office:value-type="string">
                      <text:p text:style-name="Table_20_Contents">Stromversorgung anschliessen <text:line-break/>Echolot anschliessen <text:line-break/>GPS anschliessen <text:line-break/><text:line-break/><text:span text:style-name="T4">    </text:span>  Gelb/Grün blinkend </text:p>
                    </table:table-cell>
                    <table:table-cell table:style-name="Tabelle7.C2" office:value-type="string">
                      <text:p text:style-name="Table_20_Contents"><text:line-break/><text:line-break/><text:line-break/><text:line-break/>auf dem jeweiligen NMEA Kanal wird ein gültiges Signal empfangen. </text:p>
                    </table:table-cell>
                  </table:table-row>
                </table:table>
                <text:p text:style-name="P2">Stecke die SD-Karte <text:span text:style-name="T5">vor dem Einschalten</text:span> ein. <text:line-break/>Entferne die Karte nur aus dem Logger, wenn das Gerät ausgeschaltet ist. </text:p>
                <text:p text:style-name="P2">Bei jedem Start und jede Stunde wird automatisch eine neue Datei auf der Karte erzeugt </text:p>
                <text:h text:style-name="P27" text:outline-level="3"><text:bookmark text:name="Fehler"/>Fehler </text:h>
                <text:p text:style-name="P2">Sollte beim Starten des Loggers oder im Betrieb beim Schreiben der Daten ein Fehler auftreten, so blinken alle LED's gleichmäßig im Sekundentakt: </text:p>
                <table:table table:name="Tabelle8" table:style-name="Tabelle8">
                  <table:table-column table:style-name="Tabelle8.A"/>
                  <table:table-column table:style-name="Tabelle8.B"/>
                  <table:table-column table:style-name="Tabelle8.C"/>
                  <table:table-column table:style-name="Tabelle8.D"/>
                  <table:table-row>
                    <table:table-cell table:style-name="Tabelle8.A1" office:value-type="string">
                      <text:p text:style-name="Table_20_Heading">Wo </text:p>
                    </table:table-cell>
                    <table:table-cell table:style-name="Tabelle8.A1" office:value-type="string">
                      <text:p text:style-name="Table_20_Heading">Wie </text:p>
                    </table:table-cell>
                    <table:table-cell table:style-name="Tabelle8.A1" office:value-type="string">
                      <text:p text:style-name="Table_20_Heading">Bedeutung </text:p>
                    </table:table-cell>
                    <table:table-cell table:style-name="Tabelle8.D1" office:value-type="string">
                      <text:p text:style-name="Table_20_Heading">Massnahme </text:p>
                    </table:table-cell>
                  </table:table-row>
                  <table:table-row>
                    <table:table-cell table:style-name="Tabelle8.A2" office:value-type="string">
                      <text:p text:style-name="Table_20_Contents">LED neben Stecker <text:line-break/>LED 1 im Stecker <text:line-break/>LED 2 im Stecker </text:p>
                    </table:table-cell>
                    <table:table-cell table:style-name="Tabelle8.A2" office:value-type="string">
                      <text:p text:style-name="Table_20_Contents"><text:span text:style-name="T3">    </text:span>  alles blinkt <text:line-break/><text:span text:style-name="T4">    </text:span>  alles blinkt <text:line-break/><text:span text:style-name="T2">    </text:span>  alles blinkt </text:p>
                    </table:table-cell>
                    <table:table-cell table:style-name="Tabelle8.A2" office:value-type="string">
                      <text:p text:style-name="Table_20_Contents">  <text:line-break/>SD-Karte ist voll <text:line-break/>  </text:p>
                    </table:table-cell>
                    <table:table-cell table:style-name="Tabelle8.D2" office:value-type="string">
                      <text:p text:style-name="Table_20_Contents">  <text:line-break/>SD-Karte durch eine leere Karte ersetzen <text:line-break/>  </text:p>
                    </table:table-cell>
                  </table:table-row>
                </table:table>
                <text:p text:style-name="P2">Mögliche weitere Ursachen: </text:p>
                <text:list xml:id="list2833436780743858504" text:style-name="L3">
                  <text:list-item>
                    <text:p text:style-name="P13">SD Karte hat ein nicht unterstütztes Datei Format (Unterstützt werden für Datenkarten nur FAT16 und FAT32) </text:p>
                  </text:list-item>
                  <text:list-item>
                    <text:p text:style-name="P4">SD Karte ist nicht beschreibbar oder wird nicht erkannt. Bitte teste die Karte auf deinem PC. </text:p>
                  </text:list-item>
                </text:list>
                <table:table table:name="Tabelle9" table:style-name="Tabelle9">
                  <table:table-column table:style-name="Tabelle9.A"/>
                  <table:table-column table:style-name="Tabelle9.B"/>
                  <table:table-column table:style-name="Tabelle9.C"/>
                  <table:table-column table:style-name="Tabelle9.D"/>
                  <table:table-row>
                    <table:table-cell table:style-name="Tabelle9.A1" office:value-type="string">
                      <text:p text:style-name="Table_20_Heading">Wo </text:p>
                    </table:table-cell>
                    <table:table-cell table:style-name="Tabelle9.A1" office:value-type="string">
                      <text:p text:style-name="Table_20_Heading">Wie </text:p>
                    </table:table-cell>
                    <table:table-cell table:style-name="Tabelle9.A1" office:value-type="string">
                      <text:p text:style-name="Table_20_Heading">Bedeutung </text:p>
                    </table:table-cell>
                    <table:table-cell table:style-name="Tabelle9.D1" office:value-type="string">
                      <text:p text:style-name="Table_20_Heading">Massnahme </text:p>
                    </table:table-cell>
                  </table:table-row>
                  <table:table-row>
                    <table:table-cell table:style-name="Tabelle9.A2" office:value-type="string">
                      <text:p text:style-name="Table_20_Contents">LED neben Stecker <text:line-break/>LED 1 im Stecker <text:line-break/>LED 2 im Stecker </text:p>
                    </table:table-cell>
                    <table:table-cell table:style-name="Tabelle9.A2" office:value-type="string">
                      <text:p text:style-name="Table_20_Contents"><text:span text:style-name="T2">    </text:span>  Grün leuchtend <text:line-break/>  <text:line-break/>  </text:p>
                    </table:table-cell>
                    <table:table-cell table:style-name="Tabelle9.A2" office:value-type="string">
                      <text:p text:style-name="Table_20_Contents">der Logger ist aktiv und empfangsbereit <text:line-break/>  <text:line-break/>  </text:p>
                    </table:table-cell>
                    <table:table-cell table:style-name="Tabelle9.D2" office:value-type="string">
                      <text:p text:style-name="Table_20_Contents">  <text:line-break/>  <text:line-break/>  </text:p>
                    </table:table-cell>
                  </table:table-row>
                  <table:table-row>
                    <table:table-cell table:style-name="Tabelle9.A2" office:value-type="string">
                      <text:p text:style-name="Table_20_Contents">LED neben Stecker <text:line-break/>LED 1 im Stecker <text:line-break/>LED 2 im Stecker </text:p>
                    </table:table-cell>
                    <table:table-cell table:style-name="Tabelle9.A2" office:value-type="string">
                      <text:p text:style-name="Table_20_Contents"><text:span text:style-name="T2">    </text:span>  Grün blinkend <text:line-break/>  <text:line-break/>  </text:p>
                    </table:table-cell>
                    <table:table-cell table:style-name="Tabelle9.A2" office:value-type="string">
                      <text:p text:style-name="Table_20_Contents">Es ist ein Fehler aufgetreten. <text:line-break/>Evt. fehlt die SD Karte? Oder ist voll? <text:line-break/>  </text:p>
                    </table:table-cell>
                    <table:table-cell table:style-name="Tabelle9.D2" office:value-type="string">
                      <text:p text:style-name="Table_20_Contents">  <text:line-break/>  <text:line-break/>  </text:p>
                    </table:table-cell>
                  </table:table-row>
                  <table:table-row>
                    <table:table-cell table:style-name="Tabelle9.A2" office:value-type="string">
                      <text:p text:style-name="Table_20_Contents">LED neben Stecker <text:line-break/>LED 1 im <text:soft-page-break/>Stecker <text:line-break/>LED 2 im Stecker </text:p>
                    </table:table-cell>
                    <table:table-cell table:style-name="Tabelle9.A2" office:value-type="string">
                      <text:p text:style-name="Table_20_Contents"><text:span text:style-name="T3">    </text:span>  Rot leuchtend <text:line-break/>  <text:line-break/><text:soft-page-break/>  </text:p>
                    </table:table-cell>
                    <table:table-cell table:style-name="Tabelle9.A2" office:value-type="string">
                      <text:p text:style-name="Table_20_Contents">Der Logger wird gerade ausgeschaltet. <text:line-break/>  <text:line-break/>  </text:p>
                    </table:table-cell>
                    <table:table-cell table:style-name="Tabelle9.D2" office:value-type="string">
                      <text:p text:style-name="Table_20_Contents">  <text:line-break/>  <text:line-break/>  </text:p>
                    </table:table-cell>
                  </table:table-row>
                  <table:table-row>
                    <table:table-cell table:style-name="Tabelle9.A2" office:value-type="string">
                      <text:p text:style-name="Table_20_Contents">LED neben Stecker <text:line-break/>LED 1 im Stecker <text:line-break/>LED 2 im Stecker </text:p>
                    </table:table-cell>
                    <table:table-cell table:style-name="Tabelle9.A2" office:value-type="string">
                      <text:p text:style-name="Table_20_Contents"><text:span text:style-name="T3">    </text:span>  Rot blinkend <text:line-break/>  <text:line-break/>  </text:p>
                    </table:table-cell>
                    <table:table-cell table:style-name="Tabelle9.A2" office:value-type="string">
                      <text:p text:style-name="Table_20_Contents">der Logger schreibt Daten auf die SD Karte.<text:line-break/>  <text:line-break/>  </text:p>
                    </table:table-cell>
                    <table:table-cell table:style-name="Tabelle9.D2" office:value-type="string">
                      <text:p text:style-name="Table_20_Contents">  <text:line-break/>  <text:line-break/>  </text:p>
                    </table:table-cell>
                  </table:table-row>
                  <table:table-row>
                    <table:table-cell table:style-name="Tabelle9.A2" office:value-type="string">
                      <text:p text:style-name="Table_20_Contents">LED neben Stecker <text:line-break/>LED 1 im Stecker <text:line-break/>LED 2 im Stecker </text:p>
                    </table:table-cell>
                    <table:table-cell table:style-name="Tabelle9.A2" office:value-type="string">
                      <text:p text:style-name="Table_20_Contents">  <text:line-break/><text:span text:style-name="T4">    </text:span>  Gelb blinkend <text:line-break/><text:span text:style-name="T2">    </text:span>  Grün blinkend </text:p>
                    </table:table-cell>
                    <table:table-cell table:style-name="Tabelle9.A2" office:value-type="string">
                      <text:p text:style-name="Table_20_Contents">  <text:line-break/>auf diesem NMEA-Kanal wird ein gültiges Signal empfangen <text:line-break/>auf diesem NMEA-Kanal wird ein gültiges Signal empfangen </text:p>
                    </table:table-cell>
                    <table:table-cell table:style-name="Tabelle9.D2" office:value-type="string">
                      <text:p text:style-name="Table_20_Contents">  <text:line-break/>- <text:line-break/>  </text:p>
                    </table:table-cell>
                  </table:table-row>
                </table:table>
                <text:h text:style-name="P27" text:outline-level="3"><text:bookmark text:name="Vorbereitung_der_SD-Karte"/>Vorbereitung der SD-Karte </text:h>
                <text:p text:style-name="P2">Empfohlen wird eine <text:span text:style-name="T1">4GB-Karte</text:span>. Darauf passen etwa 40 Tage Datenaufzeichnung (ca. 4MB pro Stunde, 100MB pro Tag). Es funktioniert jede SD Karte mit FAT-32 Formatierung. </text:p>
                <text:h text:style-name="P27" text:outline-level="3"><text:bookmark text:name="Firmwareupdate_mit_SD_Karte"/>Firmwareupdate mit SD Karte </text:h>
                <text:p text:style-name="Text_20_body"><text:span text:style-name="T6">Für das Firmware Update muss eine Karte mit </text:span><text:span text:style-name="T7">FAT-16</text:span><text:span text:style-name="T6"> Dateisystem verwendet werden. Am einfachsten geht das mit einer SD Karte mit 2GB oder kleiner. Diese kann man einfach mit FAT-16 neu formatieren, oder auf der Karte eine entsprechende Partition anlegen. Die aktuellste Firmwaredatei kann </text:span><text:a xlink:type="simple" xlink:href="http://wkla.dyndns.org/osmlog/">hier heruntergeladen</text:a><text:span text:style-name="T6"> werden, und und wird dann auf die Karte ins Hauptverzeichnis kopiert. </text:span></text:p>
                <text:p text:style-name="P2">Ein Softwaretool zur Vereinfachung des Update-Vorgangs ist in Arbeit. </text:p>
                <table:table table:name="Tabelle10" table:style-name="Tabelle10">
                  <table:table-column table:style-name="Tabelle10.A"/>
                  <table:table-column table:style-name="Tabelle10.B"/>
                  <table:table-row>
                    <table:table-cell table:style-name="Tabelle10.A1" office:value-type="string">
                      <text:p text:style-name="Table_20_Heading">Firmware-Version </text:p>
                    </table:table-cell>
                    <table:table-cell table:style-name="Tabelle10.A1" office:value-type="string">
                      <text:p text:style-name="Table_20_Heading">Datum </text:p>
                    </table:table-cell>
                  </table:table-row>
                  <table:table-row>
                    <table:table-cell table:style-name="Tabelle10.A1" office:value-type="string">
                      <text:p text:style-name="Table_20_Contents">xxx </text:p>
                    </table:table-cell>
                    <table:table-cell table:style-name="Tabelle10.A1" office:value-type="string">
                      <text:p text:style-name="Table_20_Contents">yyy </text:p>
                    </table:table-cell>
                  </table:table-row>
                </table:table>
                <text:h text:style-name="P24" text:outline-level="2"><text:bookmark text:name="Programm_.22OpenSeaMap-Logger.22"/>Programm "OpenSeaMap-Logger" </text:h>
                <text:p text:style-name="P2">Mit dem Programm [http:// "OpenSeaMap-Logger"] kann man Tiefen-Daten hochladen und den Logger konfigurieren: </text:p>
                <text:list xml:id="list3312153564988113817" text:style-name="L4">
                  <text:list-item>
                    <text:p text:style-name="P14">Daten hochladen </text:p>
                  </text:list-item>
                  <text:list-item>
                    <text:p text:style-name="P14">Logger konfigurieren: </text:p>
                    <text:list>
                      <text:list-item>
                        <text:p text:style-name="P14">Kanal A: Baud-Rate umstellen </text:p>
                      </text:list-item>
                      <text:list-item>
                        <text:p text:style-name="P14">Kanal A: umschalten Seatalk/NMEA </text:p>
                      </text:list-item>
                      <text:list-item>
                        <text:p text:style-name="P14">Kanal B: Baud-Rate umstellen </text:p>
                      </text:list-item>
                      <text:list-item>
                        <text:p text:style-name="P14">Aufzeichnung der Gyrodaten abschalten </text:p>
                      </text:list-item>
                      <text:list-item>
                        <text:p text:style-name="P14">Write board supply (?) </text:p>
                      </text:list-item>
                      <text:list-item>
                        <text:p text:style-name="P14">Vessel_ID (? Macht vermutlich nur Sinn, wenn immer die selbe SD-Karte für immer das gleiche Schiff und gleichen Logger verwendet wird? Also nur für Eigner-Schiffe. </text:p>
                      </text:list-item>
                    </text:list>
                  </text:list-item>
                  <text:list-item>
                    <text:p text:style-name="P14">Firmware aktualisieren (Hier muss man unbedingt /vorher/ die Daten hochladen!) </text:p>
                  </text:list-item>
                  <text:list-item>
                    <text:p text:style-name="P14">Prog Settings (noch in Arbeit) </text:p>
                  </text:list-item>
                  <text:list-item>
                    <text:p text:style-name="P5">Restore SD-card (Was geschieht da?) </text:p>
                  </text:list-item>
                </text:list>
                <text:h text:style-name="P24" text:outline-level="2"><text:bookmark text:name="Betrieb"/><text:soft-page-break/>Betrieb </text:h>
                <text:h text:style-name="P27" text:outline-level="3"><text:bookmark text:name="f.C3.BCr_Skipper"/>für Skipper </text:h>
                <text:p text:style-name="P25">Start </text:p>
                <text:p text:style-name="P29">Wenn der Logger an die Stromversorgung der Navigationsgeräte angeschlossen ist, <text:line-break/>startet er automatisch wenn die Navigationsgeräte eingeschaltet werden. <text:line-break/>Wenn die Navigationsgeräte ausgeschaltet werden (oder bei einem Stromunterbruch) wird die Log-Datei automatisch geschlossen. Sobald die Stromversorgung wieder eingeschaltet wird, wird automatisch eine neue Datei angelegt. </text:p>
                <text:p text:style-name="Text_20_body"/>
                <text:p text:style-name="P25">SD-Karte </text:p>
                <text:p text:style-name="P28">Auf einer SD-Karte mit 2 GB können etwa 18 Tage aufgezeichnet werden. Pro Tag werden ca. 100MB an Daten aufgezeichnet. (Das kann natürlich je nach verwendeten GPS und Echolot variieren.) </text:p>
                <text:p text:style-name="P29">Die SD-Karte muss also rechtzeitig gewechselt werden. </text:p>
                <text:p text:style-name="Text_20_body"/>
                <text:h text:style-name="P27" text:outline-level="3"><text:bookmark text:name="f.C3.BCr_Vercharterer"/>für Vercharterer </text:h>
                <text:p text:style-name="P2">Zum einfachen Handling verwenden Vercharterer 2 SD-Karten zu jedem Gerät. </text:p>
                <text:p text:style-name="P29">Nach jedem Chartertörn muss die SD-Karte gewechselt werden. </text:p>
                <text:p text:style-name="P29">Dazu beschriftet man für jedes Schiff 2 SD-Karten mit dem Schiffsnamen. <text:line-break/>Eine Karte wird in den Logger gesteckt, die andere kommt ins Büro zu den Schiffs-/Charter-Unterlagen. </text:p>
                <text:p text:style-name="P29">Der Logger startet beim Einschalten der Navigations-Geräte automatisch. <text:line-break/>Der Charter-Kunde braucht sich um nichts zu kümmern. </text:p>
                <text:p text:style-name="P2">Die folgenden Checklisten können für die eigene Basis angepasst werden: </text:p>
                <text:p text:style-name="Text_20_body"/>
                <text:p text:style-name="P26">Beim Crewwechsel </text:p>
                <text:list xml:id="list1308503724463038204" text:style-name="L5">
                  <text:list-item>
                    <text:p text:style-name="P15">beschriebene Karte entnehmen </text:p>
                  </text:list-item>
                  <text:list-item>
                    <text:p text:style-name="P15">neue leere Karte (liegt bei den Schiffsunterlagen) einsetzen </text:p>
                  </text:list-item>
                  <text:list-item>
                    <text:p text:style-name="P6">beschriebene Karte mit den Schiffsunterlagen ins Büro bringen </text:p>
                  </text:list-item>
                </text:list>
                <text:p text:style-name="Text_20_body"/>
                <text:p text:style-name="P25">Bei der Schiffseinweisung </text:p>
                <text:p text:style-name="P28">Schön wäre, wenn der einweisende Mitarbeiter dem Charterkunden kurz erzählt, dass die die Charterfirma beim <text:span text:style-name="T1">Projekt "Erfassung von Flachwassertiefen"</text:span> mitmacht. Und dass der Skipper das Projekt besonders gut unterstützen kann, indem er in Ankerbuchten und Hafeneinfahrten gezielt ein bisschen hin und her fährt, um die Tiefen an den wichtigen Stellen gut zu erfassen. </text:p>
                <text:p text:style-name="P29">Damit könnte man auch auf der eigenen Website werben. </text:p>
                <text:p text:style-name="Text_20_body"><text:soft-page-break/></text:p>
                <text:p text:style-name="P26">Im Büro </text:p>
                <text:list xml:id="list2924229224954164700" text:style-name="L6">
                  <text:list-item>
                    <text:p text:style-name="P18"><text:span text:style-name="T6">beschriebene Karte in PC stecken und </text:span><text:a xlink:type="simple" xlink:href="http://wiki.openseamap.org/index.php?title=OpenSeaMap-dev:HW-logger/OSeaM-Manual&amp;printable=yes#Daten_hochladen">Daten auf den Server hochladen</text:a><text:span text:style-name="T6">. </text:span></text:p>
                  </text:list-item>
                  <text:list-item>
                    <text:p text:style-name="P16">hochgeladene Daten im Menü "..." dem richtigen Schiff zuordnen (Auswahl aus der Liste der Schiffe) </text:p>
                  </text:list-item>
                  <text:list-item>
                    <text:p text:style-name="P16">Daten auf beschriebener Karte löschen, <text:line-break/>die nun leere Karte zu den Schiffunterlagen legen. </text:p>
                  </text:list-item>
                  <text:list-item>
                    <text:p text:style-name="P7">in den Schiffsunterlagen vermerken: <text:line-break/>Daten hochgeladen &lt;Törn/Kunde&gt; &lt;Datum&gt; <text:line-break/>Daten gelöscht &lt;Törn/Kunde&gt; &lt;Datum&gt; </text:p>
                  </text:list-item>
                </text:list>
                <text:p text:style-name="Text_20_body"/>
                <text:p text:style-name="P26">Basis-Daten </text:p>
                <text:p text:style-name="P2">Für eine zuverlässige Auswertung brauchen wir genaue Daten über das Schiff und die verwendete Messeinrichtung. </text:p>
                <text:p text:style-name="P2">Diese Daten brauchen je Schiff nur einmal eingegeben werden und sind dann für alle Log-Dateien von diesem Schiff gültig. Bei Änderungen an der Schiffselektronik können die ursprünglichen Daten einfach verändert oder ergänzt werden. </text:p>
                <text:h text:style-name="P24" text:outline-level="2"><text:bookmark text:name="Daten_hochladen"/>Daten hochladen </text:h>
                <text:list xml:id="list6593052831270515595" text:style-name="L7">
                  <text:list-item>
                    <text:p text:style-name="P17">Du brauchst einen Rechner mit Internetverbindung und SD-Kartenleser </text:p>
                  </text:list-item>
                  <text:list-item>
                    <text:p text:style-name="P17">Stecke die SD-Karte in den SD-Kartenslot </text:p>
                  </text:list-item>
                  <text:list-item>
                    <text:p text:style-name="P19"><text:span text:style-name="T6">Melde Dich auf </text:span><text:a xlink:type="simple" xlink:href="http://depth.openseamap.org/">http://depth.openseamap.org</text:a><text:span text:style-name="T6"> mit Deinem OpenSeaMap-Depth-Benutzernamen an. </text:span></text:p>
                  </text:list-item>
                  <text:list-item>
                    <text:p text:style-name="P17">Gib die Metadaten zu Deinem Schiff und zur Messeinrichtung ein. <text:line-break/>Falls Du dasselbe Schiff wie beim letzten Mal hast, und falls an der Messeinrichtung nichts geändert wurde, kannst Du einfach Dein Schiff aus der Liste Deiner Schiffe auswählen. </text:p>
                  </text:list-item>
                  <text:list-item>
                    <text:p text:style-name="P8">Lade die Daten zum Server hoch </text:p>
                  </text:list-item>
                </text:list>
              </text:section>
              <text:p text:style-name="P10">Von „<text:a xlink:type="simple" xlink:href="http://wiki.openseamap.org/index.php?title=OpenSeaMap-dev:HW-logger/OSeaM-Manual&amp;oldid=2439">http://wiki.openseamap.org/index.php?title=OpenSeaMap-dev:HW-logger/OSeaM-Manual&amp;oldid=2439</text:a>“</text:p>
              <text:section text:style-name="Sect1" text:name="catlinks">
                <text:p text:style-name="P10"/>
              </text:section>
            </text:section>
          </text:section>
        </text:section>
        <text:section text:style-name="Sect1" text:name="footer">
          <text:list xml:id="list4213139888831481165" text:style-name="L8">
            <text:list-item>
              <text:p text:style-name="P9"><text:bookmark text:name="f-list"/><text:bookmark text:name="lastmod"/>Diese Seite wurde zuletzt am 16. Dezember 2013 um 10:27 Uhr geändert. </text:p>
            </text:list-item>
          </text:list>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Arial" fo:font-family="Arial" style:font-family-generic="swis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7T18:37:07.395000000</meta:creation-date>
    <dc:date>2013-12-17T18:42:35.509000000</dc:date>
    <meta:editing-duration>PT31S</meta:editing-duration>
    <meta:editing-cycles>1</meta:editing-cycles>
    <meta:document-statistic meta:table-count="10" meta:image-count="22" meta:object-count="0" meta:page-count="9" meta:paragraph-count="249" meta:word-count="1657" meta:character-count="11563" meta:non-whitespace-character-count="9739"/>
    <meta:generator>LibreOffice/4.1.3.2$Windows_x86 LibreOffice_project/70feb7d99726f064edab4605a8ab840c50ec57a</meta:generator>
  </office:meta>
</office:document-meta>
</file>